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302a" officeooo:paragraph-rsid="0004302a"/>
    </style:style>
    <style:style style:name="P2" style:family="paragraph" style:parent-style-name="Standard">
      <style:text-properties officeooo:paragraph-rsid="0004302a"/>
    </style:style>
    <style:style style:name="P3" style:family="paragraph" style:parent-style-name="Standard">
      <style:text-properties officeooo:rsid="000623d2" officeooo:paragraph-rsid="000623d2"/>
    </style:style>
    <style:style style:name="P4" style:family="paragraph" style:parent-style-name="Standard">
      <style:text-properties officeooo:paragraph-rsid="000623d2"/>
    </style:style>
    <style:style style:name="P5" style:family="paragraph" style:parent-style-name="Standard">
      <style:text-properties fo:font-weight="bold" officeooo:rsid="0011f4b2" officeooo:paragraph-rsid="0011f4b2" style:font-weight-asian="bold" style:font-weight-complex="bold"/>
    </style:style>
    <style:style style:name="P6" style:family="paragraph" style:parent-style-name="Standard">
      <style:text-properties fo:font-weight="bold" officeooo:rsid="0015e4d2" officeooo:paragraph-rsid="0015e4d2" style:font-weight-asian="bold" style:font-weight-complex="bold"/>
    </style:style>
    <style:style style:name="P7" style:family="paragraph" style:parent-style-name="Standard">
      <style:text-properties fo:font-weight="normal" officeooo:rsid="0011f4b2" officeooo:paragraph-rsid="0011f4b2" style:font-weight-asian="normal" style:font-weight-complex="normal"/>
    </style:style>
    <style:style style:name="P8" style:family="paragraph" style:parent-style-name="Standard">
      <style:text-properties fo:font-weight="normal" officeooo:rsid="001a9882" officeooo:paragraph-rsid="001a9882" style:font-weight-asian="normal" style:font-weight-complex="normal"/>
    </style:style>
    <style:style style:name="P9" style:family="paragraph" style:parent-style-name="Standard">
      <style:text-properties fo:font-weight="normal" officeooo:rsid="00216ea2" officeooo:paragraph-rsid="00216ea2" style:font-weight-asian="normal" style:font-weight-complex="normal"/>
    </style:style>
    <style:style style:name="P10" style:family="paragraph" style:parent-style-name="Standard">
      <style:text-properties officeooo:rsid="0015e4d2" officeooo:paragraph-rsid="0015e4d2"/>
    </style:style>
    <style:style style:name="P11" style:family="paragraph" style:parent-style-name="Standard">
      <style:paragraph-properties fo:break-before="page"/>
      <style:text-properties fo:font-weight="bold" officeooo:rsid="0011f4b2" officeooo:paragraph-rsid="0011f4b2" style:font-weight-asian="bold" style:font-weight-complex="bold"/>
    </style:style>
    <style:style style:name="P12" style:family="paragraph" style:parent-style-name="Standard">
      <style:paragraph-properties fo:break-before="page"/>
      <style:text-properties fo:font-weight="normal" officeooo:rsid="0011f4b2" officeooo:paragraph-rsid="0011f4b2" style:font-weight-asian="normal" style:font-weight-complex="normal"/>
    </style:style>
    <style:style style:name="P13" style:family="paragraph" style:parent-style-name="Text_20_body">
      <style:text-properties officeooo:paragraph-rsid="0009a7a6"/>
    </style:style>
    <style:style style:name="P14" style:family="paragraph" style:parent-style-name="Text_20_body">
      <style:text-properties officeooo:paragraph-rsid="000f3954"/>
    </style:style>
    <style:style style:name="P15" style:family="paragraph" style:parent-style-name="Text_20_body">
      <style:text-properties officeooo:rsid="0015e4d2" officeooo:paragraph-rsid="0015e4d2"/>
    </style:style>
    <style:style style:name="P16" style:family="paragraph" style:parent-style-name="Text_20_body">
      <style:text-properties fo:font-weight="normal" officeooo:rsid="001a9882" officeooo:paragraph-rsid="001a9882" style:font-weight-asian="normal" style:font-weight-complex="normal"/>
    </style:style>
    <style:style style:name="P17" style:family="paragraph" style:parent-style-name="Text_20_body" style:list-style-name="L6">
      <style:paragraph-properties fo:margin-top="0.026cm" fo:margin-bottom="0.247cm" loext:contextual-spacing="false"/>
    </style:style>
    <style:style style:name="P18" style:family="paragraph" style:parent-style-name="Text_20_body">
      <style:paragraph-properties fo:margin-left="0cm" fo:margin-right="0cm" fo:text-indent="0cm" style:auto-text-indent="false"/>
    </style:style>
    <style:style style:name="P19" style:family="paragraph" style:parent-style-name="Preformatted_20_Text">
      <style:text-properties officeooo:rsid="000623d2" officeooo:paragraph-rsid="000623d2"/>
    </style:style>
    <style:style style:name="P20" style:family="paragraph" style:parent-style-name="Preformatted_20_Text">
      <style:text-properties officeooo:paragraph-rsid="0009a7a6"/>
    </style:style>
    <style:style style:name="P21" style:family="paragraph" style:parent-style-name="Preformatted_20_Text" style:list-style-name="L2"/>
    <style:style style:name="P22" style:family="paragraph" style:parent-style-name="Preformatted_20_Text" style:list-style-name="L3"/>
    <style:style style:name="P23" style:family="paragraph" style:parent-style-name="Preformatted_20_Text" style:list-style-name="L4"/>
    <style:style style:name="P24" style:family="paragraph" style:parent-style-name="Preformatted_20_Text" style:list-style-name="L5"/>
    <style:style style:name="P25" style:family="paragraph" style:parent-style-name="Preformatted_20_Text">
      <style:text-properties fo:font-weight="normal" officeooo:rsid="001a9882" officeooo:paragraph-rsid="001a9882" style:font-weight-asian="normal" style:font-weight-complex="normal"/>
    </style:style>
    <style:style style:name="P26" style:family="paragraph" style:parent-style-name="Preformatted_20_Text">
      <style:text-properties fo:font-weight="normal" officeooo:rsid="00216ea2" officeooo:paragraph-rsid="00216ea2" style:font-weight-asian="normal" style:font-weight-complex="normal"/>
    </style:style>
    <style:style style:name="P27" style:family="paragraph" style:parent-style-name="Preformatted_20_Text">
      <style:paragraph-properties fo:margin-top="0cm" fo:margin-bottom="0.499cm" loext:contextual-spacing="false"/>
    </style:style>
    <style:style style:name="P28" style:family="paragraph" style:parent-style-name="Preformatted_20_Text" style:list-style-name="L2">
      <style:paragraph-properties fo:margin-top="0cm" fo:margin-bottom="0.499cm" loext:contextual-spacing="false"/>
    </style:style>
    <style:style style:name="P29" style:family="paragraph" style:parent-style-name="Preformatted_20_Text" style:list-style-name="L3">
      <style:paragraph-properties fo:margin-top="0cm" fo:margin-bottom="0.499cm" loext:contextual-spacing="false"/>
    </style:style>
    <style:style style:name="P30" style:family="paragraph" style:parent-style-name="Preformatted_20_Text" style:list-style-name="L4">
      <style:paragraph-properties fo:margin-top="0cm" fo:margin-bottom="0.499cm" loext:contextual-spacing="false"/>
    </style:style>
    <style:style style:name="P31" style:family="paragraph" style:parent-style-name="Preformatted_20_Text" style:list-style-name="L5">
      <style:paragraph-properties fo:margin-top="0cm" fo:margin-bottom="0.499cm" loext:contextual-spacing="false"/>
    </style:style>
    <style:style style:name="P32" style:family="paragraph" style:parent-style-name="Heading_20_2">
      <style:text-properties officeooo:rsid="000623d2" officeooo:paragraph-rsid="000623d2"/>
    </style:style>
    <style:style style:name="P33" style:family="paragraph" style:parent-style-name="Heading_20_2">
      <style:text-properties officeooo:paragraph-rsid="0009a7a6"/>
    </style:style>
    <style:style style:name="P34" style:family="paragraph" style:parent-style-name="Heading_20_2">
      <style:text-properties fo:font-weight="normal" officeooo:rsid="001a9882" officeooo:paragraph-rsid="001a9882" style:font-weight-asian="normal" style:font-weight-complex="normal"/>
    </style:style>
    <style:style style:name="P35" style:family="paragraph" style:parent-style-name="Heading_20_1">
      <style:text-properties officeooo:paragraph-rsid="00216ea2"/>
    </style:style>
    <style:style style:name="P36" style:family="paragraph" style:parent-style-name="Heading_20_3">
      <style:text-properties officeooo:rsid="000623d2" officeooo:paragraph-rsid="000623d2"/>
    </style:style>
    <style:style style:name="T1" style:family="text">
      <style:text-properties officeooo:rsid="0004302a"/>
    </style:style>
    <style:style style:name="T2" style:family="text">
      <style:text-properties officeooo:rsid="000623d2"/>
    </style:style>
    <style:style style:name="T3" style:family="text">
      <style:text-properties officeooo:rsid="0009a7a6"/>
    </style:style>
    <style:style style:name="T4" style:family="text">
      <style:text-properties officeooo:rsid="000dc1f1"/>
    </style:style>
    <style:style style:name="T5" style:family="text">
      <style:text-properties officeooo:rsid="000ea349"/>
    </style:style>
    <style:style style:name="T6" style:family="text">
      <style:text-properties officeooo:rsid="000eb449"/>
    </style:style>
    <style:style style:name="T7" style:family="text">
      <style:text-properties officeooo:rsid="000f3954"/>
    </style:style>
    <style:style style:name="T8" style:family="text">
      <style:text-properties fo:background-color="#ffff00" loext:char-shading-value="0"/>
    </style:style>
    <style:style style:name="T9" style:family="text">
      <style:text-properties fo:background-color="#ffff00" loext:char-shading-value="0"/>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1" svg:x="0cm" svg:y="0cm" svg:width="21.001cm" svg:height="4.374cm" draw:z-index="0">
        <draw:floating-frame draw:frame-name="aswift_11"/>
      </draw:frame>
      <text:p text:style-name="Standard"/>
      <text:p text:style-name="Standard"/>
      <text:h text:style-name="P35" text:outline-level="1">Preparing Linux build environment</text:h>
      <text:h text:style-name="Heading_20_3" text:outline-level="3"/>
      <text:h text:style-name="Heading_20_3" text:outline-level="3">Installing basic build tools</text:h>
      <text:p text:style-name="Standard"/>
      <text:p text:style-name="P2"><text:span text:style-name="T1">$ </text:span>aptitude install build-essential gcc python-dev git-core</text:p>
      <text:p text:style-name="P1"/>
      <text:p text:style-name="P4"><text:span text:style-name="T2">build-essential - </text:span>a reference for all the packages needed to compile a Debian package. It generally includes the GCC/g++ compilers and libraries and some other utilities.</text:p>
      <text:p text:style-name="P4"/>
      <text:p text:style-name="P3">Gcc</text:p>
      <text:p text:style-name="P3"/>
      <text:p text:style-name="P3">python-dev</text:p>
      <text:p text:style-name="P3"/>
      <text:p text:style-name="P3">git-core </text:p>
      <text:p text:style-name="P3"/>
      <text:h text:style-name="Heading_20_2" text:outline-level="2">Linux Kernel Development Setup</text:h>
      <text:p text:style-name="Text_20_body">Building the Linux kernel requires several multiple software utilities.  We will install these utilities using the <text:a xlink:type="simple" xlink:href="https://en.wikipedia.org/wiki/APT_(Debian)" text:style-name="Internet_20_link" text:visited-style-name="Visited_20_Internet_20_Link"><text:span text:style-name="Emphasis"><text:span text:style-name="Strong_20_Emphasis">apt</text:span></text:span></text:a><text:a xlink:type="simple" xlink:href="https://en.wikipedia.org/wiki/APT_(Debian)" text:style-name="Internet_20_link" text:visited-style-name="Visited_20_Internet_20_Link"> package manager</text:a>.  <text:span text:style-name="Emphasis"><text:span text:style-name="Strong_20_Emphasis">apt</text:span></text:span> is the command line interface for installing software in Ubuntu.  When installing software, we will need to use the <text:span text:style-name="Emphasis"><text:span text:style-name="Strong_20_Emphasis">sudo </text:span></text:span>(Super User Do) command<text:span text:style-name="Emphasis">.  </text:span>sudo allows you to run a command with super user privileges.  </text:p>
      <text:p text:style-name="Text_20_body">From the Terminal, issue the following commands:</text:p>
      <text:p text:style-name="P14"><text:span text:style-name="T7">$ </text:span>sudo apt-get build-dep linux linux-image-$(uname -r</text:p>
      <text:p text:style-name="Preformatted_20_Text"><text:span text:style-name="T7">$ </text:span>sudo apt-get install libncurses-dev flex bison openssl libssl-dev dkms libelf-dev libudev-dev libpci-dev libiberty-dev autoconf</text:p>
      <text:p text:style-name="Text_20_body"/>
      <text:p text:style-name="P19">sudo apt-get install git</text:p>
      <text:p text:style-name="P3"/>
      <text:p text:style-name="P3"/>
      <text:h text:style-name="P32" text:outline-level="2"><text:bookmark text:name="Obtaining_the_source_for_an_Ubuntu_release"/>Obtaining the source for an Ubuntu release</text:h>
      <text:p text:style-name="Text_20_body"><text:bookmark text:name="line-45"/><text:bookmark text:name="line-46"/>There are a number of different ways of getting the kernel sources.</text:p>
      <text:p text:style-name="P3"/>
      <text:p text:style-name="P3">However, if you wish to get the most up to date sources for the Ubuntu release <text:bookmark text:name="line-54"/>you are running and make changes to that, use the <text:span text:style-name="Strong_20_Emphasis">git</text:span> method (described <text:bookmark text:name="line-55"/>below) to obtain the sources. </text:p>
      <text:p text:style-name="P3"/>
      <text:h text:style-name="P36" text:outline-level="3"><text:bookmark text:name="git"/><text:soft-page-break/>git</text:h>
      <text:p text:style-name="P13"><text:bookmark text:name="line-68"/><text:bookmark text:name="line-69"/>All of the Ubuntu Kernel source is maintained under <text:span text:style-name="Teletype">git</text:span>. The source for <text:bookmark text:name="line-70"/>each release is maintained in its own git repository on <text:span text:style-name="Teletype">kernel.ubuntu.com</text:span>. <text:bookmark text:name="line-71"/>To obtain a local copy you can simply git clone the repository for the release <text:bookmark text:name="line-72"/>you are interested in as shown below. </text:p>
      <text:p text:style-name="P13"><text:bookmark text:name="line-75"/><text:bookmark text:name="line-1-5"/><text:bookmark text:name="line-76"/><text:span text:style-name="T3">$ </text:span>git clone git://kernel.ubuntu.com/ubuntu/ubuntu-&lt;release codename&gt;.git</text:p>
      <text:p text:style-name="P13"/>
      <text:h text:style-name="P33" text:outline-level="2"><text:bookmark text:name="Modifying_the_configuration"/>Modifying the configuration</text:h>
      <text:p text:style-name="Text_20_body"><text:bookmark text:name="line-85"/><text:bookmark text:name="line-86"/>This step can be skipped if no configuration changes are wanted. The build process will use a configuration that is put together from various sub-config files. The simplest way to modify anything here is to run: </text:p>
      <text:p text:style-name="P20">chmod a+x debian/rules</text:p>
      <text:p text:style-name="Preformatted_20_Text"><text:bookmark text:name="line-2-1"/>chmod a+x debian/scripts/*</text:p>
      <text:p text:style-name="Preformatted_20_Text"><text:bookmark text:name="line-3"/>chmod a+x debian/scripts/misc/*</text:p>
      <text:p text:style-name="Preformatted_20_Text"><text:bookmark text:name="line-4"/>fakeroot debian/rules clean</text:p>
      <text:p text:style-name="P27"><text:bookmark text:name="line-5"/>fakeroot debian/rules editconfigs #</text:p>
      <text:p text:style-name="P13">This takes the current configuration for each architecture/flavour supported and calls menuconfig to edit its config file. The chmod is needed because the way the source package is created, it loses the executable bits on the scripts. <text:bookmark text:name="line-97"/><text:bookmark text:name="line-98"/></text:p>
      <text:p text:style-name="Text_20_body">In order to make your kernel "newer" than the stock Ubuntu kernel from which you are based you should add a local version modifier. Add something like "+test1" to the end of the first version number in the <text:span text:style-name="Teletype">debian.master/changelog</text:span> file, before building. This will help identify your kernel when running as it also appears in <text:span text:style-name="Teletype">uname -a</text:span>. Note that when a new Ubuntu kernel is released that will be newer than your kernel (which needs regenerating), so care is needed when upgrading. </text:p>
      <text:p text:style-name="P13"/>
      <text:h text:style-name="P33" text:outline-level="2"><text:bookmark text:name="Building_the_kernel"/>Building the kernel</text:h>
      <text:p text:style-name="Text_20_body"><text:bookmark text:name="line-101"/><text:bookmark text:name="line-102"/>Building the kernel is quite easy. Change your working directory to the root <text:bookmark text:name="line-103"/>of the kernel source tree and then type the following commands: <text:bookmark text:name="line-104"/><text:bookmark text:name="line-105"/></text:p>
      <text:list xml:id="list1094879916601508747" text:style-name="L2">
        <text:list-header>
          <text:p text:style-name="P21"><text:bookmark text:name="line-106"/><text:bookmark text:name="line-107"/><text:bookmark text:name="line-108"/><text:bookmark text:name="line-109"/><text:bookmark text:name="line-110"/><text:bookmark text:name="line-111"/><text:bookmark text:name="line-1-8"/><text:span text:style-name="T5">$ </text:span>fakeroot debian/rules clean</text:p>
          <text:p text:style-name="P21"><text:bookmark text:name="line-2-2"/># quicker build:</text:p>
          <text:p text:style-name="P21"><text:bookmark text:name="line-3-1"/><text:span text:style-name="T5">$ </text:span>fakeroot debian/rules binary-headers binary-generic binary-perarch</text:p>
          <text:p text:style-name="P21"><text:bookmark text:name="line-4-1"/># if you need linux-tools or lowlatency kernel, run instead:</text:p>
          <text:p text:style-name="P28"><text:bookmark text:name="line-5-1"/><text:span text:style-name="T5">$ </text:span>fakeroot debian/rules binary</text:p>
        </text:list-header>
      </text:list>
      <text:p text:style-name="Text_20_body"><text:bookmark text:name="line-112"/><text:bookmark text:name="line-113"/>If the build is successful, a set of three .deb binary package files will be produced in the directory above the build root directory. For example after building a kernel with version "4.8.0-17.19" on an amd64 system, these three (or four) .deb packages would be produced: <text:bookmark text:name="line-114"/><text:bookmark text:name="line-115"/></text:p>
      <text:list xml:id="list8647711807338987627" text:style-name="L3">
        <text:list-item>
          <text:p text:style-name="P22"><text:bookmark text:name="line-116"/><text:bookmark text:name="line-117"/><text:bookmark text:name="line-118"/><text:bookmark text:name="line-119"/><text:bookmark text:name="line-120"/><text:bookmark text:name="line-121"/><text:bookmark text:name="line-1-9"/>cd ..</text:p>
          <text:p text:style-name="P22"><text:bookmark text:name="line-2-3"/>ls *.deb</text:p>
          <text:p text:style-name="P22"><text:bookmark text:name="line-3-2"/><text:s text:c="4"/>linux-headers-4.8.0-17_4.8.0-17.19_all.deb</text:p>
          <text:p text:style-name="P22"><text:bookmark text:name="line-4-2"/><text:soft-page-break/><text:s text:c="4"/>linux-headers-4.8.0-17-generic_4.8.0-17.19_amd64.deb</text:p>
          <text:p text:style-name="P29"><text:bookmark text:name="line-5-2"/><text:s text:c="4"/>linux-image-4.8.0-17-generic_4.8.0-17.19_amd64.deb</text:p>
        </text:list-item>
      </text:list>
      <text:p text:style-name="Text_20_body"><text:bookmark text:name="line-122"/><text:bookmark text:name="line-123"/>on later releases you will also find a linux-extra- package which you should also install if present. <text:bookmark text:name="line-124"/><text:bookmark text:name="line-125"/></text:p>
      <text:h text:style-name="Heading_20_2" text:outline-level="2"><text:bookmark text:name="Testing_the_new_kernel"/>Testing the new kernel</text:h>
      <text:p text:style-name="Text_20_body"><text:bookmark text:name="line-126"/><text:bookmark text:name="line-127"/>Install the three-package set (on your build system, or on a different target system) with dpkg -i and then reboot: <text:bookmark text:name="line-128"/><text:bookmark text:name="line-129"/></text:p>
      <text:list xml:id="list2566773470372739839" text:style-name="L4">
        <text:list-header>
          <text:p text:style-name="P23"><text:bookmark text:name="line-130"/><text:bookmark text:name="line-131"/><text:bookmark text:name="line-132"/><text:bookmark text:name="line-1-10"/><text:span text:style-name="T4">$ </text:span>sudo dpkg -i linux*4.8.0-17.19*.deb</text:p>
          <text:p text:style-name="P30"><text:bookmark text:name="line-2-4"/><text:span text:style-name="T4">$ </text:span>sudo reboot</text:p>
        </text:list-header>
      </text:list>
      <text:p text:style-name="P13"/>
      <text:h text:style-name="P32" text:outline-level="2"><text:bookmark text:name="Debug_Symbols"/>Debug Symbols</text:h>
      <text:p text:style-name="Text_20_body"><text:bookmark text:name="line-136"/><text:bookmark text:name="line-137"/>Sometimes it is useful to have debug symbols built as well. Two additional steps are needed. First pkg-config-dbgsym needs to be installed. Second when executing the binary-* targets you need to add 'skipdbg=false'. <text:bookmark text:name="line-138"/><text:bookmark text:name="line-139"/></text:p>
      <text:list xml:id="list6390210055577003099" text:style-name="L5">
        <text:list-header>
          <text:p text:style-name="P24"><text:bookmark text:name="line-140"/><text:bookmark text:name="line-141"/><text:bookmark text:name="line-142"/><text:bookmark text:name="line-143"/><text:bookmark text:name="line-1-11"/><text:span text:style-name="T6">$ </text:span>sudo apt-get install pkg-config-dbgsym</text:p>
          <text:p text:style-name="P24"><text:bookmark text:name="line-2-5"/><text:span text:style-name="T6">$ </text:span>fakeroot debian/rules clean</text:p>
          <text:p text:style-name="P31"><text:bookmark text:name="line-3-3"/><text:span text:style-name="T6">$ </text:span>fakeroot debian/rules binary-headers binary-generic binary-perarch skipdbg=false</text:p>
        </text:list-header>
      </text:list>
      <text:p text:style-name="P3"/>
      <text:p text:style-name="P3"/>
      <text:p text:style-name="P3"/>
      <text:p text:style-name="P6">Fakeroot</text:p>
      <text:p text:style-name="P15">Gives a fake <text:a xlink:type="simple" xlink:href="https://wiki.debian.org/root" text:style-name="Internet_20_link" text:visited-style-name="Visited_20_Internet_20_Link">root</text:a> environment , to remove the need to become root for a package build. <text:bookmark text:name="line-51"/><text:bookmark text:name="line-6"/></text:p>
      <text:p text:style-name="Text_20_body">fakeroot <text:span text:style-name="T9">runs a command in an environment where it appears to have root privileges for file manipulation</text:span>. This is useful for allowing users to create archives (tar, ar, .deb etc.) with files in them with root permissions/ownership. Without fakeroot one would have to have root privileges to create the constituent files of the archives with the correct permissions and ownership, and then pack them up, or one would have to construct the archives directly, without using the archiver </text:p>
      <text:p text:style-name="P10">The fakeroot program <text:span text:style-name="T9">is designed to allow non-root users to perform actions that would normally require root privileges as part of the package generation process.</text:span> It is used by the <text:a xlink:type="simple" xlink:href="http://www.embeddedlinux.org.cn/OEManual/rootfs_ipkg_class.html" text:style-name="Internet_20_link" text:visited-style-name="Visited_20_Internet_20_Link">rootfs_ipkg class</text:a> for root filesystem creation and by the <text:a xlink:type="simple" xlink:href="http://www.embeddedlinux.org.cn/OEManual/image_class.html" text:style-name="Internet_20_link" text:visited-style-name="Visited_20_Internet_20_Link">image class</text:a> for the creation of filesystem images. Some recipes also use fakeroot to assist with parts of the package installation (usually) or building where root privligeses are expected by the package.</text:p>
      <text:p text:style-name="P10"/>
      <text:p text:style-name="P10"/>
      <text:p text:style-name="P11">Autoconf</text:p>
      <text:p text:style-name="P5"/>
      <text:p text:style-name="P7">Autoconf is an <text:span text:style-name="T9">extensible package of M4 macros</text:span> that <text:span text:style-name="T9">produce shell scripts to automatically configure software source code packages.</text:span> These scripts can adapt the packages to many kinds of UNIX-like systems without manual user intervention. <text:span text:style-name="T9">Autoconf creates a configuration script for a package from a template file that lists the operating system features that the package can use, in the form of M4 macro calls</text:span>. </text:p>
      <text:p text:style-name="P7"/>
      <text:p text:style-name="P7">Producing configuration scripts using Autoconf requires <text:a xlink:type="simple" xlink:href="https://www.gnu.org/software/m4/m4.html" text:style-name="Internet_20_link" text:visited-style-name="Visited_20_Internet_20_Link">GNU M4</text:a>. You should install GNU M4 (at least version 1.4.6, although 1.4.13 or later is recommended) before configuring Autoconf, so that Autoconf's configure script can find it. The configuration scripts produced by Autoconf are self-contained, so their users do not need to have Autoconf.</text:p>
      <text:p text:style-name="P7"/>
      <text:p text:style-name="P7"/>
      <text:p text:style-name="P12"/>
      <text:h text:style-name="P34" text:outline-level="2">Install the kernel source </text:h>
      <text:p text:style-name="P8">Extract the kernel source with the following.</text:p>
      <text:p text:style-name="P25"># tar xvf /<text:span text:style-name="Emphasis">path</text:span>/<text:span text:style-name="Emphasis">to</text:span>/linux-<text:span text:style-name="Emphasis">release</text:span>.tar.xz</text:p>
      <text:p text:style-name="P8"/>
      <text:p text:style-name="P8">Recreate the symbolic link, so that other software can be compiled on your system. If you're really curious, software making calls to system libraries need to find the include files under <text:span text:style-name="Source_20_Text">/usr/src/linux/include</text:span> and this will support that. </text:p>
      <text:p text:style-name="P8"/>
      <text:p text:style-name="P25"># ln -s linux-<text:span text:style-name="Emphasis">release</text:span> linux</text:p>
      <text:p text:style-name="P27"># ls -l</text:p>
      <text:p text:style-name="P8"/>
      <text:p text:style-name="P16">The tar archive may have created files owned by some random UID other than 0, meaning <text:span text:style-name="Source_20_Text">root.</text:span> This is not good! Fix it and make sure that everything has worked so far: </text:p>
      <text:p text:style-name="Preformatted_20_Text"># chown -R root:root linux-<text:span text:style-name="Emphasis">release</text:span></text:p>
      <text:p text:style-name="P27"># ls -laF</text:p>
      <text:p text:style-name="P8"/>
      <text:p text:style-name="P16">Now, just to be safe, let's remove any stale object files inappropriately cluttering your source tree, so we can build a fresh clean kernel: </text:p>
      <text:p text:style-name="Preformatted_20_Text"># cd /usr/src/linux</text:p>
      <text:p text:style-name="P27"># make clean</text:p>
      <text:p text:style-name="P8"/>
      <text:p text:style-name="P8">The very best solution would be to ask the running kernel how it is configured.</text:p>
      <text:p text:style-name="P25"># cp /boot/config-<text:span text:style-name="Emphasis">latest-release</text:span> .config</text:p>
      <text:p text:style-name="P8"/>
      <text:p text:style-name="P8"/>
      <text:h text:style-name="P34" text:outline-level="2">Configure a kernel build </text:h>
      <text:p text:style-name="P16">Let's say that you would like your new kernel to describe itself as version <text:span text:style-name="Source_20_Text">4.</text:span><text:span text:style-name="Source_20_Text"><text:span text:style-name="Emphasis">X.Y</text:span></text:span><text:span text:style-name="Source_20_Text">-whatever</text:span> instead of plain old <text:span text:style-name="Source_20_Text">4.</text:span><text:span text:style-name="Source_20_Text"><text:span text:style-name="Emphasis">X.Y</text:span></text:span> when someone runs the command<text:line-break/><text:span text:style-name="Source_20_Text">$ uname -r</text:span><text:line-break/>or <text:line-break/><text:span text:style-name="Source_20_Text">$ uname -a</text:span> </text:p>
      <text:p text:style-name="Text_20_body">The trick is to edit the file <text:span text:style-name="Source_20_Text">Makefile</text:span> and change the <text:span text:style-name="Source_20_Text">EXTRAVERSION</text:span> line in its opening to the following. <text:span text:style-name="Strong_20_Emphasis">Do </text:span><text:span text:style-name="Strong_20_Emphasis"><text:span text:style-name="Emphasis">not</text:span></text:span><text:span text:style-name="Strong_20_Emphasis"> change the </text:span><text:span text:style-name="Strong_20_Emphasis"><text:span text:style-name="Source_20_Text">VERSION</text:span></text:span><text:span text:style-name="Strong_20_Emphasis">, </text:span><text:span text:style-name="Strong_20_Emphasis"><text:span text:style-name="Source_20_Text">PATCHLEVEL</text:span></text:span><text:span text:style-name="Strong_20_Emphasis">, or </text:span><text:span text:style-name="Strong_20_Emphasis"><text:span text:style-name="Source_20_Text">SUBLEVEL</text:span></text:span><text:span text:style-name="Strong_20_Emphasis"> values! </text:span><text:span text:style-name="Strong_20_Emphasis"><text:span text:style-name="Emphasis">Leave those numbers alone.</text:span></text:span> </text:p>
      <text:p text:style-name="Preformatted_20_Text">VERSION = 4</text:p>
      <text:p text:style-name="Preformatted_20_Text">PATCHLEVEL = <text:span text:style-name="Emphasis">X</text:span></text:p>
      <text:p text:style-name="Preformatted_20_Text">SUBLEVEL = <text:span text:style-name="Emphasis">Y</text:span></text:p>
      <text:p text:style-name="P27">EXTRAVERSION = <text:span text:style-name="Strong_20_Emphasis"><text:span text:style-name="Emphasis">-whatever</text:span></text:span></text:p>
      <text:p text:style-name="P16"><text:span text:style-name="Strong_20_Emphasis">Best practice:</text:span> Leave this alone unless you know what you're doing! But if you do change <text:span text:style-name="Source_20_Text">EXTRAVERSION</text:span>: </text:p>
      <text:list xml:id="list3079784453284559973" text:style-name="L6">
        <text:list-item>
          <text:p text:style-name="P17"><text:soft-page-break/>Start the string with "-". </text:p>
        </text:list-item>
        <text:list-item>
          <text:p text:style-name="P17">Total length must be no more than 16 characters. </text:p>
        </text:list-item>
        <text:list-item>
          <text:p text:style-name="P17">Other characters must be limited to letters, digits, and the three punctuation marks ".", "-", and "_". </text:p>
        </text:list-item>
        <text:list-item>
          <text:p text:style-name="P17">No white space at the end of the line! </text:p>
        </text:list-item>
      </text:list>
      <text:p text:style-name="P8"/>
      <text:p text:style-name="P16">The more friendy interface is started like this: </text:p>
      <text:p text:style-name="P27"># make gconfig &amp;</text:p>
      <text:p text:style-name="Text_20_body">However, that may require some Gnome or GTK packages that you haven't installed, and either you haven't set up YUM or urpmi to make installation easy or you just don't want to add those packages. In that case try the following. If this doesn't work either, then it's time to install those packages.... </text:p>
      <text:p text:style-name="P27"># make xconfig &amp;</text:p>
      <text:p text:style-name="P8">The terminal emulator where you ran that command will have lots of output, including some error messages about setting kernel variables that were not defined and perhaps about specified settings for kernel variables that do not exist. </text:p>
      <text:p text:style-name="P8"/>
      <text:h text:style-name="P34" text:outline-level="2">Build your new kernel </text:h>
      <text:p text:style-name="P16">If you have multiple CPU cores, you might use the <text:span text:style-name="Source_20_Text">-jN</text:span> option to allow multiple simultaneous processes. For example, if you have four cores, this may finish almost four times as quickly: </text:p>
      <text:p text:style-name="P27"># make -j4 all</text:p>
      <text:p text:style-name="P18"><text:bookmark text:name="aswift_11_expand"/><text:bookmark text:name="aswift_11_anchor"/></text:p>
      <text:h text:style-name="P34" text:outline-level="2">Install your new kernel </text:h>
      <text:p text:style-name="P16">You need just two commands, one to install the module hierarchy and the other to create the initial ram disk image and install it and the kernel. The second step also reconfigures the GRUB boot loader. </text:p>
      <text:p text:style-name="Preformatted_20_Text"># make modules_install</text:p>
      <text:p text:style-name="P27"># make install</text:p>
      <text:p text:style-name="P9">To remove debug symbols,</text:p>
      <text:p text:style-name="P26"># make INSTALL_MOD_STRIP=1 modules_install</text:p>
      <text:p text:style-name="P27"># make install</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16:27:10.802097646</meta:creation-date>
    <meta:generator>LibreOffice/5.1.6.2$Linux_X86_64 LibreOffice_project/10m0$Build-2</meta:generator>
    <dc:date>2020-02-27T17:14:32.108822851</dc:date>
    <meta:editing-duration>PT47M9S</meta:editing-duration>
    <meta:editing-cycles>21</meta:editing-cycles>
    <meta:document-statistic meta:table-count="0" meta:image-count="0" meta:object-count="1" meta:page-count="6" meta:paragraph-count="99" meta:word-count="1414" meta:character-count="8785" meta:non-whitespace-character-count="7437"/>
  </office:meta>
</office:document-meta>
</file>